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officeooo:paragraph-rsid="0009458b"/>
    </style:style>
    <style:style style:name="P3" style:family="paragraph" style:parent-style-name="Standard">
      <style:text-properties style:font-name="Liberation Serif" fo:font-size="18pt" officeooo:rsid="00090e6f" officeooo:paragraph-rsid="00090e6f" style:font-size-asian="18pt" style:font-size-complex="18pt"/>
    </style:style>
    <style:style style:name="P4" style:family="paragraph" style:parent-style-name="Standard">
      <style:text-properties style:font-name="Liberation Serif" fo:font-size="18pt" style:font-size-asian="18pt" style:font-size-complex="18pt"/>
    </style:style>
    <style:style style:name="P5" style:family="paragraph" style:parent-style-name="Standard">
      <style:text-properties style:font-name="Liberation Serif" fo:font-size="15pt" officeooo:rsid="00090e6f" officeooo:paragraph-rsid="00090e6f" style:font-size-asian="13.1000003814697pt" style:font-size-complex="15pt"/>
    </style:style>
    <style:style style:name="P6" style:family="paragraph" style:parent-style-name="Standard">
      <style:text-properties style:font-name="Liberation Serif" fo:font-size="12pt" officeooo:rsid="0009c9e1" officeooo:paragraph-rsid="0009c9e1" style:font-size-asian="12pt" style:font-size-complex="12pt"/>
    </style:style>
    <style:style style:name="P7" style:family="paragraph" style:parent-style-name="Standard">
      <style:text-properties officeooo:rsid="0009c639" officeooo:paragraph-rsid="0009c639"/>
    </style:style>
    <style:style style:name="P8" style:family="paragraph" style:parent-style-name="Standard">
      <style:text-properties fo:font-weight="normal" officeooo:rsid="0009458b" officeooo:paragraph-rsid="0009458b" style:font-weight-asian="normal" style:font-weight-complex="normal"/>
    </style:style>
    <style:style style:name="P9" style:family="paragraph" style:parent-style-name="Standard">
      <style:text-properties fo:font-weight="normal" officeooo:rsid="0009c639" officeooo:paragraph-rsid="0009c639" style:font-weight-asian="normal" style:font-weight-complex="normal"/>
    </style:style>
    <style:style style:name="P10" style:family="paragraph" style:parent-style-name="Standard">
      <style:text-properties officeooo:paragraph-rsid="0009c639"/>
    </style:style>
    <style:style style:name="P11" style:family="paragraph" style:parent-style-name="Standard">
      <style:text-properties fo:font-size="15pt" officeooo:rsid="00090e6f" style:font-size-asian="13.1000003814697pt" style:font-size-complex="15pt"/>
    </style:style>
    <style:style style:name="P12" style:family="paragraph" style:parent-style-name="Standard">
      <style:text-properties fo:font-size="15pt" officeooo:rsid="0009c639" officeooo:paragraph-rsid="0009c639" style:font-size-asian="13.1000003814697pt" style:font-size-complex="15pt"/>
    </style:style>
    <style:style style:name="P13" style:family="paragraph" style:parent-style-name="Standard">
      <style:text-properties fo:font-size="15pt" fo:font-weight="normal" officeooo:rsid="0009c639" officeooo:paragraph-rsid="0009c639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officeooo:paragraph-rsid="0009c9e1"/>
    </style:style>
    <style:style style:name="P15" style:family="paragraph" style:parent-style-name="Standard">
      <style:text-properties officeooo:paragraph-rsid="000ad88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9c639" style:font-size-asian="10.5pt" style:font-size-complex="12pt"/>
    </style:style>
    <style:style style:name="T3" style:family="text">
      <style:text-properties fo:font-size="12pt" officeooo:rsid="0009c9e1" style:font-size-asian="10.5pt" style:font-size-complex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09c639" style:font-weight-asian="normal" style:font-weight-complex="normal"/>
    </style:style>
    <style:style style:name="T7" style:family="text">
      <style:text-properties style:font-name="Liberation Serif" officeooo:rsid="0009c639"/>
    </style:style>
    <style:style style:name="T8" style:family="text">
      <style:text-properties officeooo:rsid="000ad8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gendre Antoine</text:p>
      <text:p text:style-name="P5"/>
      <text:p text:style-name="P3">Application 3NF :</text:p>
      <text:p text:style-name="P5"/>
      <text:p text:style-name="P2"><text:span text:style-name="Strong_20_Emphasis"><text:span text:style-name="T6">1 : </text:span></text:span><text:span text:style-name="Strong_20_Emphasis"><text:span text:style-name="T5">Dépendance entre </text:span></text:span><text:span text:style-name="Strong_20_Emphasis"><text:span text:style-name="Source_20_Text"><text:span text:style-name="T5">OrderID</text:span></text:span></text:span><text:span text:style-name="Strong_20_Emphasis"><text:span text:style-name="T5"> et les autres colonnes</text:span></text:span><text:span text:style-name="T5"> :</text:span></text:p>
      <text:p text:style-name="P2"><text:span text:style-name="T5">Chaque </text:span><text:span text:style-name="Source_20_Text"><text:span text:style-name="T5">OrderID</text:span></text:span><text:span text:style-name="T5"> unique détermine un ensemble unique de valeurs pour les colonnes </text:span><text:span text:style-name="Source_20_Text"><text:span text:style-name="T5">Date</text:span></text:span><text:span text:style-name="T5">, </text:span><text:span text:style-name="Source_20_Text"><text:span text:style-name="T5">CustomerName</text:span></text:span><text:span text:style-name="T5">, </text:span><text:span text:style-name="Source_20_Text"><text:span text:style-name="T5">CustomerEmail</text:span></text:span><text:span text:style-name="T5">, </text:span><text:span text:style-name="Source_20_Text"><text:span text:style-name="T5">BookTitle</text:span></text:span><text:span text:style-name="T5">, </text:span><text:span text:style-name="Source_20_Text"><text:span text:style-name="T5">Author</text:span></text:span><text:span text:style-name="T5">, </text:span><text:span text:style-name="Source_20_Text"><text:span text:style-name="T5">Price</text:span></text:span><text:span text:style-name="T5">, et </text:span><text:span text:style-name="Source_20_Text"><text:span text:style-name="T5">Quantity</text:span></text:span><text:span text:style-name="T5">. Cela signifie que </text:span><text:span text:style-name="Source_20_Text"><text:span text:style-name="T5">OrderID</text:span></text:span><text:span text:style-name="T5"> est une clé primaire qui identifie de manière unique chaque ligne de la table.</text:span></text:p>
      <text:p text:style-name="P2"><text:span text:style-name="Strong_20_Emphasis"><text:span text:style-name="T5"/></text:span></text:p>
      <text:p text:style-name="P2"><text:span text:style-name="Strong_20_Emphasis"><text:span text:style-name="T5">Dépendance entre </text:span></text:span><text:span text:style-name="Strong_20_Emphasis"><text:span text:style-name="Source_20_Text"><text:span text:style-name="T5">CustomerEmail</text:span></text:span></text:span><text:span text:style-name="Strong_20_Emphasis"><text:span text:style-name="T5"> et </text:span></text:span><text:span text:style-name="Strong_20_Emphasis"><text:span text:style-name="Source_20_Text"><text:span text:style-name="T5">CustomerName</text:span></text:span></text:span><text:span text:style-name="T5"> :</text:span></text:p>
      <text:p text:style-name="P8"><text:span text:style-name="T7">Pour c</text:span><text:span text:style-name="T4">haque CustomerName </text:span><text:span text:style-name="T7">il existe</text:span><text:span text:style-name="T4"> un unique CustomerEmail.</text:span></text:p>
      <text:p text:style-name="P2"><text:span text:style-name="Strong_20_Emphasis"><text:span text:style-name="T5"/></text:span></text:p>
      <text:p text:style-name="P2"><text:span text:style-name="Strong_20_Emphasis"><text:span text:style-name="T5">Dépendance entre </text:span></text:span><text:span text:style-name="Strong_20_Emphasis"><text:span text:style-name="Source_20_Text"><text:span text:style-name="T5">BookTitle</text:span></text:span></text:span><text:span text:style-name="Strong_20_Emphasis"><text:span text:style-name="T5"> et </text:span></text:span><text:span text:style-name="Strong_20_Emphasis"><text:span text:style-name="Source_20_Text"><text:span text:style-name="T5">Author</text:span></text:span></text:span><text:span text:style-name="T5"> :</text:span></text:p>
      <text:p text:style-name="P2"><text:span text:style-name="T5">Pour un titre de livre donné (</text:span><text:span text:style-name="Source_20_Text"><text:span text:style-name="T5">BookTitle</text:span></text:span><text:span text:style-name="T5">), on observe que l'</text:span><text:span text:style-name="Source_20_Text"><text:span text:style-name="T5">Author</text:span></text:span><text:span text:style-name="T5"> e</text:span><text:span text:style-name="T6">st toujours le même.</text:span></text:p>
      <text:p text:style-name="P2"><text:span text:style-name="Strong_20_Emphasis"><text:span text:style-name="T5"/></text:span></text:p>
      <text:p text:style-name="P9"><text:span text:style-name="T4">2 : Ce programme analyse le fichier afin de donner des conseils pour améliorer le fichier, c’est à dire le transformer en fichier 3NF en supprimant les dépendances fonctionnelles et transitives.</text:span></text:p>
      <text:p text:style-name="P13"/>
      <text:p text:style-name="P1">Manipulation du type datetime en SQLite : </text:p>
      <text:p text:style-name="P11"/>
      <text:p text:style-name="P10"><text:span text:style-name="T2">1 : On exécute d’abord </text:span>datetimeSQLite.py <text:span text:style-name="T2">dans un environnement python afin de créer la base de données. On ouvre ensuite cette base de données dans un environnement SQLite et on exécute ensuite le fichier datetimeSQLite.sql.</text:span></text:p>
      <text:p text:style-name="P10"><text:span text:style-name="T2"/></text:p>
      <text:p text:style-name="P7"><text:span text:style-name="T1">2 : Cette activité a permis de découvrir les commandes pour manipuler les dates : </text:span><text:span text:style-name="T3">extraire les années, mois, jour, heures, minutes, secondes et jour de la semaine d’une date ; comparer des dates ; faire des différences de dates ; etc.</text:span></text:p>
      <text:p text:style-name="P12"/>
      <text:p text:style-name="P4">Vues sur Séries temporelles : </text:p>
      <text:p text:style-name="P12"/>
      <text:p text:style-name="P14"><text:span text:style-name="T3">1 : </text:span>Les vues dans les bases de données pe<text:span text:style-name="T8">rmettent de</text:span> simplifier la gestion des données en permettant de présenter uniquement les informations <text:span text:style-name="T8">nécessaires</text:span> pour un<text:span text:style-name="T8">e requête</text:span> spécifique. Elles p<text:span text:style-name="T8">ermettent de </text:span>masquer la complexité des structures de données et fournir une vue plus clai<text:span text:style-name="T8">re.</text:span></text:p>
      <text:p text:style-name="P14"/>
      <text:p text:style-name="P15"><text:span text:style-name="T8">2 : Les séries temporelles permettent d’analyser des tendances ce qui peut permettre de faire des prévisions en s’aidant des patterns précédents ou de détecter des anomalies en repérant des </text:span>comportements inhabituels dans les donné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6:11:49.513141769</meta:creation-date>
    <dc:date>2024-09-18T17:01:36.078837949</dc:date>
    <meta:editing-duration>PT8M55S</meta:editing-duration>
    <meta:editing-cycles>1</meta:editing-cycles>
    <meta:document-statistic meta:table-count="0" meta:image-count="0" meta:object-count="0" meta:page-count="1" meta:paragraph-count="15" meta:word-count="287" meta:character-count="1815" meta:non-whitespace-character-count="1541"/>
    <meta:generator>LibreOffice/7.3.7.2$Linux_X86_64 LibreOffice_project/30$Build-2</meta:generator>
  </office:meta>
</office:document-meta>
</file>